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eb4" officeooo:paragraph-rsid="001f42cf"/>
    </style:style>
    <style:style style:name="P2" style:family="paragraph" style:parent-style-name="Standard">
      <style:text-properties officeooo:rsid="001f2eb4" officeooo:paragraph-rsid="002505de"/>
    </style:style>
    <style:style style:name="T1" style:family="text">
      <style:text-properties officeooo:rsid="00233335"/>
    </style:style>
    <style:style style:name="T2" style:family="text">
      <style:text-properties officeooo:rsid="0024353b"/>
    </style:style>
    <style:style style:name="T3" style:family="text">
      <style:text-properties officeooo:rsid="002559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Docker volumes to dobra opcja do tworzenia logów. Bo mogę sie do nich dostać bez większego problemu</text:span></text:p>
      <text:p text:style-name="P2"><text:span text:style-name="T2">-</text:span><text:span text:style-name="T3">Tworzenie repo maszyny jednak bedzie zbyt skomplikowane, muszę opracować inną technologię która mi to ułatwi I bedzie uniwersaln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02T04:23:45.178687531</dc:date>
    <meta:editing-duration>PT2H44M16S</meta:editing-duration>
    <meta:editing-cycles>10</meta:editing-cycles>
    <meta:document-statistic meta:table-count="0" meta:image-count="0" meta:object-count="0" meta:page-count="1" meta:paragraph-count="2" meta:word-count="35" meta:character-count="230" meta:non-whitespace-character-count="197"/>
  </office:meta>
</office:document-meta>
</file>